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  <style:text-properties style:font-name="Times New Roman" style:use-window-font-color="true" fo:font-size="18pt" style:font-size-asian="18pt" style:font-size-complex="18pt" fo:language="it" fo:country="IT"/>
    </style:style>
    <style:style style:name="P3" style:parent-style-name="Sous-titre" style:list-style-name="LFO1" style:family="paragraph">
      <style:text-properties style:font-name="Times New Roman" style:use-window-font-color="true" fo:language="it" fo:country="IT"/>
    </style:style>
    <style:style style:name="P4" style:parent-style-name="Date" style:family="paragraph">
      <style:text-properties style:font-name="Times New Roman" fo:language="it" fo:country="IT"/>
    </style:style>
    <style:style style:name="T5" style:parent-style-name="Policepardéfaut" style:family="text">
      <style:text-properties style:font-name="Times New Roman" fo:language="fr" fo:country="CH" style:language-asian="fr" style:country-asian="CH"/>
    </style:style>
    <style:style style:name="P6" style:parent-style-name="Titre2" style:family="paragraph">
      <style:paragraph-properties fo:break-before="page"/>
      <style:text-properties style:font-name="Times New Roman" style:use-window-font-color="true" fo:language="en" fo:country="GB"/>
    </style:style>
    <style:style style:name="P7" style:parent-style-name="Titre4" style:family="paragraph">
      <style:text-properties style:font-name="Times New Roman" style:use-window-font-color="true" fo:language="en" fo:country="GB"/>
    </style:style>
    <style:style style:name="P8" style:parent-style-name="FirstParagraph" style:family="paragraph">
      <style:text-properties style:font-name="Times New Roman" fo:language="en" fo:country="GB"/>
    </style:style>
    <style:style style:name="T9" style:parent-style-name="Policepardéfaut" style:family="text">
      <style:text-properties style:font-name="Times New Roman" fo:language="en" fo:country="GB"/>
    </style:style>
    <style:style style:name="T10" style:parent-style-name="Policepardéfaut" style:family="text">
      <style:text-properties style:font-name="Times New Roman"/>
    </style:style>
    <style:style style:name="P11" style:parent-style-name="Titre4" style:family="paragraph">
      <style:text-properties style:font-name="Times New Roman" style:use-window-font-color="true" fo:language="en" fo:country="GB"/>
    </style:style>
    <style:style style:name="P12" style:parent-style-name="FirstParagraph" style:family="paragraph">
      <style:text-properties style:font-name="Times New Roman" fo:language="en" fo:country="GB"/>
    </style:style>
    <style:style style:name="P13" style:parent-style-name="Corpsdetexte" style:family="paragraph">
      <style:text-properties style:font-name="Times New Roman" fo:language="en" fo:country="GB"/>
    </style:style>
    <style:style style:name="P14" style:parent-style-name="Titre4" style:family="paragraph">
      <style:text-properties style:font-name="Times New Roman" style:use-window-font-color="true"/>
    </style:style>
    <style:style style:name="P15" style:parent-style-name="FirstParagraph" style:family="paragraph">
      <style:text-properties style:font-name="Times New Roman"/>
    </style:style>
    <style:style style:name="P16" style:parent-style-name="Titre4" style:family="paragraph">
      <style:text-properties style:font-name="Times New Roman" style:use-window-font-color="true" fo:language="en" fo:country="GB"/>
    </style:style>
    <style:style style:name="P17" style:parent-style-name="FirstParagraph" style:family="paragraph">
      <style:text-properties style:font-name="Times New Roman" fo:language="en" fo:country="GB"/>
    </style:style>
    <style:style style:name="P18" style:parent-style-name="Titre4" style:family="paragraph">
      <style:text-properties style:font-name="Times New Roman" style:use-window-font-color="true" fo:language="en" fo:country="GB"/>
    </style:style>
    <style:style style:name="P19" style:parent-style-name="FirstParagraph" style:family="paragraph">
      <style:text-properties style:font-name="Times New Roman" fo:language="fr" fo:country="CH"/>
    </style:style>
    <style:style style:name="P20" style:parent-style-name="Corpsdetexte" style:family="paragraph">
      <style:text-properties style:font-name="Times New Roman" fo:language="en" fo:country="GB"/>
    </style:style>
    <style:style style:name="P21" style:parent-style-name="Corpsdetexte" style:family="paragraph">
      <style:text-properties style:font-name="Times New Roman" fo:language="en" fo:country="GB"/>
    </style:style>
    <style:style style:name="T22" style:parent-style-name="Policepardéfaut" style:family="text">
      <style:text-properties style:font-name="Times New Roman" fo:language="en" fo:country="GB"/>
    </style:style>
    <style:style style:name="T23" style:parent-style-name="Policepardéfaut" style:family="text">
      <style:text-properties style:font-name="Times New Roman" fo:language="en" fo:country="GB"/>
    </style:style>
    <style:style style:name="T24" style:parent-style-name="Policepardéfaut" style:family="text">
      <style:text-properties style:font-name="Times New Roman" fo:language="en" fo:country="GB"/>
    </style:style>
    <style:style style:name="T25" style:parent-style-name="Policepardéfaut" style:family="text">
      <style:text-properties style:font-name="Times New Roman"/>
    </style:style>
    <style:style style:name="T26" style:parent-style-name="Policepardéfaut" style:family="text">
      <style:text-properties style:font-name="Times New Roman"/>
    </style:style>
    <style:style style:name="T27" style:parent-style-name="Policepardéfaut" style:family="text">
      <style:text-properties style:font-name="Times New Roman"/>
    </style:style>
    <style:style style:name="T28" style:parent-style-name="Policepardéfaut" style:family="text">
      <style:text-properties style:font-name="Times New Roman"/>
    </style:style>
    <style:style style:name="T29" style:parent-style-name="Policepardéfaut" style:family="text">
      <style:text-properties style:font-name="Times New Roman"/>
    </style:style>
    <style:style style:name="P30" style:parent-style-name="Corpsdetexte" style:family="paragraph">
      <style:text-properties style:font-name="Times New Roman" fo:language="en" fo:country="GB"/>
    </style:style>
    <style:style style:name="P31" style:parent-style-name="Corpsdetexte" style:family="paragraph">
      <style:text-properties style:font-name="Times New Roman" fo:language="en" fo:country="GB"/>
    </style:style>
    <style:style style:name="P32" style:parent-style-name="Titre4" style:family="paragraph">
      <style:text-properties style:font-name="Times New Roman" style:use-window-font-color="true" fo:language="en" fo:country="GB"/>
    </style:style>
    <style:style style:name="P33" style:parent-style-name="FirstParagraph" style:family="paragraph">
      <style:text-properties style:font-name="Times New Roman" fo:language="en" fo:country="GB"/>
    </style:style>
    <style:style style:name="P34" style:parent-style-name="Corpsdetexte" style:family="paragraph">
      <style:text-properties style:font-name="Times New Roman" fo:language="en" fo:country="GB"/>
    </style:style>
    <style:style style:name="P35" style:parent-style-name="Titre4" style:family="paragraph">
      <style:text-properties style:font-name="Times New Roman" style:use-window-font-color="true" fo:language="en" fo:country="GB"/>
    </style:style>
    <style:style style:name="P36" style:parent-style-name="FirstParagraph" style:family="paragraph">
      <style:text-properties style:font-name="Times New Roman" fo:language="en" fo:country="GB"/>
    </style:style>
    <style:style style:name="P37" style:parent-style-name="Titre4" style:family="paragraph">
      <style:text-properties style:font-name="Times New Roman" style:use-window-font-color="true" fo:language="en" fo:country="GB"/>
    </style:style>
    <style:style style:name="P38" style:parent-style-name="FirstParagraph" style:family="paragraph">
      <style:text-properties style:font-name="Times New Roman" fo:language="en" fo:country="GB"/>
    </style:style>
    <style:style style:name="P39" style:parent-style-name="Titre4" style:family="paragraph">
      <style:text-properties style:font-name="Times New Roman" style:use-window-font-color="true" fo:language="en" fo:country="GB"/>
    </style:style>
    <style:style style:name="P40" style:parent-style-name="FirstParagraph" style:family="paragraph">
      <style:text-properties style:font-name="Times New Roman" fo:language="en" fo:country="GB"/>
    </style:style>
    <style:style style:name="P41" style:parent-style-name="Corpsdetexte" style:family="paragraph">
      <style:text-properties style:font-name="Times New Roman" fo:language="en" fo:country="GB"/>
    </style:style>
    <style:style style:name="T42" style:parent-style-name="Policepardéfaut" style:family="text">
      <style:text-properties style:font-name="Times New Roman" fo:language="en" fo:country="GB"/>
    </style:style>
    <style:style style:name="T43" style:parent-style-name="Policepardéfaut" style:family="text">
      <style:text-properties style:font-name="Times New Roman" fo:language="en" fo:country="GB"/>
    </style:style>
    <style:style style:name="T44" style:parent-style-name="Policepardéfaut" style:family="text">
      <style:text-properties style:font-name="Times New Roman" fo:language="en" fo:country="GB"/>
    </style:style>
    <style:style style:name="P45" style:parent-style-name="Titre4" style:family="paragraph">
      <style:text-properties style:font-name="Times New Roman" style:use-window-font-color="true" fo:language="en" fo:country="GB"/>
    </style:style>
    <style:style style:name="T46" style:parent-style-name="Policepardéfaut" style:family="text">
      <style:text-properties style:font-name="Times New Roman" fo:language="en" fo:country="GB"/>
    </style:style>
    <style:style style:name="T47" style:parent-style-name="Lienhypertexte" style:family="text">
      <style:text-properties style:font-name="Times New Roman" fo:language="en" fo:country="GB"/>
    </style:style>
    <style:style style:name="T48" style:parent-style-name="Policepardéfaut" style:family="text">
      <style:text-properties style:font-name="Times New Roman" fo:language="en" fo:country="GB"/>
    </style:style>
    <style:style style:name="T49" style:parent-style-name="Policepardéfaut" style:family="text">
      <style:text-properties style:font-name="Times New Roman" fo:language="en" fo:country="GB"/>
    </style:style>
    <style:style style:name="P50" style:parent-style-name="Titre4" style:family="paragraph">
      <style:text-properties style:font-name="Times New Roman" style:use-window-font-color="true" fo:language="en" fo:country="GB"/>
    </style:style>
    <style:style style:name="P51" style:parent-style-name="FirstParagraph" style:family="paragraph">
      <style:text-properties style:font-name="Times New Roman" fo:language="en" fo:country="GB"/>
    </style:style>
    <style:style style:name="P52" style:parent-style-name="docdata" style:family="paragraph">
      <style:paragraph-properties fo:margin-top="0.125in" fo:margin-bottom="0.125in"/>
    </style:style>
    <style:style style:name="T53" style:parent-style-name="Lienhypertexte" style:family="text">
      <style:text-properties style:font-name-asian="Arial"/>
    </style:style>
    <style:style style:name="P54" style:parent-style-name="Corpsdetexte" style:family="paragraph">
      <style:text-properties style:font-name="Times New Roman" fo:language="en" fo:country="GB"/>
    </style:style>
    <style:style style:name="P55" style:parent-style-name="Titre2" style:family="paragraph">
      <style:text-properties style:font-name="Times New Roman" style:use-window-font-color="true" fo:language="en" fo:country="GB"/>
    </style:style>
    <style:style style:name="P56" style:parent-style-name="Titre4" style:family="paragraph">
      <style:text-properties style:font-name="Times New Roman" style:use-window-font-color="true" fo:language="en" fo:country="GB"/>
    </style:style>
    <style:style style:name="T57" style:parent-style-name="Policepardéfaut" style:family="text">
      <style:text-properties style:font-name="Times New Roman" fo:language="en" fo:country="GB"/>
    </style:style>
    <style:style style:name="T58" style:parent-style-name="Policepardéfaut" style:family="text">
      <style:text-properties style:font-name="Times New Roman" fo:language="en" fo:country="GB"/>
    </style:style>
    <style:style style:name="T59" style:parent-style-name="Policepardéfaut" style:family="text">
      <style:text-properties style:font-name="Times New Roman"/>
    </style:style>
    <style:style style:name="P60" style:parent-style-name="Corpsdetexte" style:family="paragraph">
      <style:text-properties style:font-name="Times New Roman" fo:language="en" fo:country="GB"/>
    </style:style>
    <style:style style:name="P61" style:parent-style-name="Corpsdetexte" style:family="paragraph">
      <style:paragraph-properties fo:text-align="justify"/>
      <style:text-properties style:font-name="Times New Roman" fo:language="en" fo:country="GB"/>
    </style:style>
    <style:style style:name="P62" style:parent-style-name="Corpsdetexte" style:family="paragraph">
      <style:text-properties style:font-name="Times New Roman" fo:language="en" fo:country="GB"/>
    </style:style>
    <style:style style:name="P63" style:parent-style-name="Corpsdetexte" style:family="paragraph">
      <style:text-properties style:font-name="Times New Roman" fo:language="en" fo:country="GB"/>
    </style:style>
    <style:style style:name="P64" style:parent-style-name="Corpsdetexte" style:family="paragraph">
      <style:text-properties style:font-name="Times New Roman" fo:language="en" fo:country="GB"/>
    </style:style>
    <style:style style:name="P65" style:parent-style-name="Corpsdetexte" style:family="paragraph">
      <style:text-properties style:font-name="Times New Roman" fo:language="en" fo:country="GB"/>
    </style:style>
    <style:style style:name="P66" style:parent-style-name="Titre4" style:family="paragraph">
      <style:text-properties style:font-name="Times New Roman" style:use-window-font-color="true" fo:language="en" fo:country="GB"/>
    </style:style>
    <style:style style:name="P67" style:parent-style-name="Corpsdetexte" style:family="paragraph">
      <style:text-properties style:font-name="Times New Roman" fo:language="en" fo:country="GB"/>
    </style:style>
    <style:style style:name="P68" style:parent-style-name="Titre4" style:family="paragraph">
      <style:text-properties style:font-name="Times New Roman" style:use-window-font-color="true" fo:language="en" fo:country="GB"/>
    </style:style>
    <style:style style:name="T69" style:parent-style-name="Policepardéfaut" style:family="text">
      <style:text-properties style:font-name="Times New Roman" fo:language="en" fo:country="GB"/>
    </style:style>
    <style:style style:name="T70" style:parent-style-name="Policepardéfaut" style:family="text">
      <style:text-properties style:font-name="Times New Roman"/>
    </style:style>
    <style:style style:name="T71" style:parent-style-name="Policepardéfaut" style:family="text">
      <style:text-properties style:font-name="Times New Roman"/>
    </style:style>
    <style:style style:name="T72" style:parent-style-name="Policepardéfaut" style:family="text">
      <style:text-properties style:font-name="Times New Roman"/>
    </style:style>
    <style:style style:name="T73" style:parent-style-name="Policepardéfaut" style:family="text">
      <style:text-properties style:font-name="Times New Roman"/>
    </style:style>
    <style:style style:name="T74" style:parent-style-name="Policepardéfaut" style:family="text">
      <style:text-properties style:font-name="Times New Roman"/>
    </style:style>
    <style:style style:name="P75" style:parent-style-name="FirstParagraph" style:family="paragraph">
      <style:text-properties style:font-name="Times New Roman"/>
    </style:style>
    <style:style style:name="P76" style:parent-style-name="FirstParagraph" style:family="paragraph">
      <style:text-properties style:font-name="Times New Roman" fo:language="fr" fo:country="CH"/>
    </style:style>
    <style:style style:name="P77" style:parent-style-name="Corpsdetexte" style:family="paragraph">
      <style:text-properties style:font-name="Times New Roman" fo:language="en" fo:country="GB"/>
    </style:style>
    <style:style style:name="P78" style:parent-style-name="Corpsdetexte" style:family="paragraph">
      <style:text-properties style:font-name="Times New Roman" fo:language="en" fo:country="GB"/>
    </style:style>
    <style:style style:name="T79" style:parent-style-name="Policepardéfaut" style:family="text">
      <style:text-properties style:font-name="Times New Roman" fo:language="en" fo:country="GB"/>
    </style:style>
    <style:style style:name="T80" style:parent-style-name="Policepardéfaut" style:family="text">
      <style:text-properties style:font-name="Times New Roman" fo:language="en" fo:country="GB"/>
    </style:style>
    <style:style style:name="T81" style:parent-style-name="Policepardéfaut" style:family="text">
      <style:text-properties style:font-name="Times New Roman"/>
    </style:style>
    <style:style style:name="T82" style:parent-style-name="Policepardéfaut" style:family="text">
      <style:text-properties style:font-name="Times New Roman"/>
    </style:style>
    <style:style style:name="T83" style:parent-style-name="Policepardéfaut" style:family="text">
      <style:text-properties style:font-name="Times New Roman"/>
    </style:style>
    <style:style style:name="T84" style:parent-style-name="Policepardéfaut" style:family="text">
      <style:text-properties style:font-name="Times New Roman"/>
    </style:style>
    <style:style style:name="T85" style:parent-style-name="Policepardéfaut" style:family="text">
      <style:text-properties style:font-name="Times New Roman"/>
    </style:style>
    <style:style style:name="P86" style:parent-style-name="Titre4" style:family="paragraph">
      <style:text-properties style:font-name="Times New Roman" style:use-window-font-color="true" fo:language="en" fo:country="GB"/>
    </style:style>
    <style:style style:name="T87" style:parent-style-name="Policepardéfaut" style:family="text">
      <style:text-properties style:font-name="Times New Roman" fo:language="en" fo:country="GB"/>
    </style:style>
    <style:style style:name="T88" style:parent-style-name="Policepardéfaut" style:family="text">
      <style:text-properties style:font-name="Times New Roman" fo:language="en" fo:country="GB"/>
    </style:style>
    <style:style style:name="T89" style:parent-style-name="Policepardéfaut" style:family="text">
      <style:text-properties style:font-name="Times New Roman"/>
    </style:style>
    <style:style style:name="P90" style:parent-style-name="FirstParagraph" style:family="paragraph">
      <style:text-properties style:font-name="Times New Roman" fo:language="fr" fo:country="CH"/>
    </style:style>
    <style:style style:name="P91" style:parent-style-name="Corpsdetexte" style:family="paragraph">
      <style:text-properties style:font-name="Times New Roman" fo:language="en" fo:country="GB"/>
    </style:style>
    <style:style style:name="T92" style:parent-style-name="Policepardéfaut" style:family="text">
      <style:text-properties style:font-name="Times New Roman" fo:language="en" fo:country="GB"/>
    </style:style>
    <style:style style:name="T93" style:parent-style-name="Policepardéfaut" style:family="text">
      <style:text-properties style:font-name="Times New Roman" fo:language="en" fo:country="GB"/>
    </style:style>
    <style:style style:name="T94" style:parent-style-name="Policepardéfaut" style:family="text">
      <style:text-properties style:font-name="Times New Roman"/>
    </style:style>
    <style:style style:name="T95" style:parent-style-name="Policepardéfaut" style:family="text">
      <style:text-properties style:font-name="Times New Roman"/>
    </style:style>
    <style:style style:name="T96" style:parent-style-name="Policepardéfaut" style:family="text">
      <style:text-properties style:font-name="Times New Roman"/>
    </style:style>
    <style:style style:name="T97" style:parent-style-name="Policepardéfaut" style:family="text">
      <style:text-properties style:font-name="Times New Roman"/>
    </style:style>
    <style:style style:name="T98" style:parent-style-name="Policepardéfaut" style:family="text">
      <style:text-properties style:font-name="Times New Roman"/>
    </style:style>
    <style:style style:name="P99" style:parent-style-name="Corpsdetexte" style:family="paragraph">
      <style:text-properties style:font-name="Times New Roman" fo:language="en" fo:country="GB"/>
    </style:style>
    <style:style style:name="P100" style:parent-style-name="Titre2" style:family="paragraph">
      <style:text-properties style:font-name="Times New Roman" style:use-window-font-color="true" fo:language="en" fo:country="GB"/>
    </style:style>
    <style:style style:name="P101" style:parent-style-name="Titre4" style:family="paragraph">
      <style:text-properties style:font-name="Times New Roman" style:use-window-font-color="true" fo:language="en" fo:country="GB"/>
    </style:style>
    <style:style style:name="P102" style:parent-style-name="Corpsdetexte" style:family="paragraph">
      <style:text-properties style:font-name="Times New Roman" fo:language="en" fo:country="GB"/>
    </style:style>
    <style:style style:name="P103" style:parent-style-name="Titre4" style:family="paragraph">
      <style:text-properties style:font-name="Times New Roman" style:use-window-font-color="true" fo:language="en" fo:country="GB"/>
    </style:style>
    <style:style style:name="P104" style:parent-style-name="FirstParagraph" style:family="paragraph">
      <style:text-properties style:font-name="Times New Roman" fo:language="en" fo:country="GB"/>
    </style:style>
    <style:style style:name="P105" style:parent-style-name="Titre4" style:family="paragraph">
      <style:text-properties style:font-name="Times New Roman" style:use-window-font-color="true" fo:language="en" fo:country="GB"/>
    </style:style>
    <style:style style:name="P106" style:parent-style-name="FirstParagraph" style:family="paragraph">
      <style:text-properties style:font-name="Times New Roman" fo:language="en" fo:country="GB"/>
    </style:style>
    <style:style style:name="P107" style:parent-style-name="Titre4" style:family="paragraph">
      <style:text-properties style:font-name="Times New Roman" style:use-window-font-color="true" fo:language="en" fo:country="GB"/>
    </style:style>
    <style:style style:name="P108" style:parent-style-name="FirstParagraph" style:family="paragraph">
      <style:text-properties style:font-name="Times New Roman" fo:language="en" fo:country="GB"/>
    </style:style>
    <style:style style:name="P109" style:parent-style-name="Titre4" style:family="paragraph">
      <style:text-properties style:font-name="Times New Roman" style:use-window-font-color="true" fo:language="en" fo:country="GB"/>
    </style:style>
    <style:style style:name="P110" style:parent-style-name="FirstParagraph" style:family="paragraph">
      <style:text-properties style:font-name="Times New Roman" fo:language="en" fo:country="GB"/>
    </style:style>
    <style:style style:name="P111" style:parent-style-name="Titre2" style:family="paragraph">
      <style:text-properties style:font-name="Times New Roman" style:use-window-font-color="true" fo:language="en" fo:country="GB"/>
    </style:style>
    <style:style style:name="P112" style:parent-style-name="Titre4" style:family="paragraph">
      <style:text-properties style:font-name="Times New Roman" style:use-window-font-color="true" fo:language="en" fo:country="GB"/>
    </style:style>
    <style:style style:name="P113" style:parent-style-name="Corpsdetexte" style:family="paragraph">
      <style:text-properties style:font-name="Times New Roman" fo:language="en" fo:country="GB"/>
    </style:style>
    <style:style style:name="P114" style:parent-style-name="Corpsdetexte" style:family="paragraph">
      <style:text-properties style:font-name="Times New Roman" fo:language="en" fo:country="GB"/>
    </style:style>
    <style:style style:name="P115" style:parent-style-name="Titre4" style:family="paragraph">
      <style:text-properties style:font-name="Times New Roman" style:use-window-font-color="true" fo:language="en" fo:country="GB"/>
    </style:style>
    <style:style style:name="P116" style:parent-style-name="FirstParagraph" style:family="paragraph">
      <style:text-properties style:font-name="Times New Roman" fo:language="en" fo:country="GB"/>
    </style:style>
    <style:style style:name="P117" style:parent-style-name="Titre2" style:family="paragraph">
      <style:text-properties style:font-name="Times New Roman" style:use-window-font-color="true" fo:language="en" fo:country="GB"/>
    </style:style>
    <style:style style:name="P118" style:parent-style-name="Titre4" style:family="paragraph">
      <style:text-properties style:font-name="Times New Roman" style:use-window-font-color="true" fo:language="en" fo:country="GB"/>
    </style:style>
    <style:style style:name="P119" style:parent-style-name="FirstParagraph" style:family="paragraph">
      <style:text-properties style:font-name="Times New Roman" fo:language="en" fo:country="GB"/>
    </style:style>
    <style:style style:name="P120" style:parent-style-name="Titre4" style:family="paragraph">
      <style:text-properties style:font-name="Times New Roman" style:use-window-font-color="true" fo:language="en" fo:country="GB"/>
    </style:style>
    <style:style style:name="P121" style:parent-style-name="FirstParagraph" style:family="paragraph">
      <style:text-properties style:font-name="Times New Roman" fo:language="en" fo:country="GB"/>
    </style:style>
    <style:style style:name="P122" style:parent-style-name="Corpsdetexte" style:family="paragraph">
      <style:text-properties style:font-name="Times New Roman" fo:language="en" fo:country="GB"/>
    </style:style>
    <style:style style:name="P123" style:parent-style-name="Corpsdetexte" style:family="paragraph">
      <style:text-properties style:font-name="Times New Roman" fo:language="en" fo:country="GB"/>
    </style:style>
    <style:style style:name="P124" style:parent-style-name="Corpsdetexte" style:family="paragraph">
      <style:text-properties style:font-name="Times New Roman" fo:language="en" fo:country="GB"/>
    </style:style>
    <style:style style:name="P125" style:parent-style-name="Normal" style:family="paragraph">
      <style:paragraph-properties fo:break-before="page"/>
      <style:text-properties style:font-name="Times New Roman" fo:language="en" fo:country="GB"/>
    </style:style>
    <style:style style:name="P126" style:parent-style-name="Titre2" style:family="paragraph">
      <style:text-properties style:font-name="Times New Roman" style:use-window-font-color="true" fo:language="en" fo:country="GB"/>
    </style:style>
    <style:style style:name="P127" style:parent-style-name="Corpsdetexte" style:family="paragraph">
      <style:paragraph-properties fo:text-align="justify"/>
      <style:text-properties style:font-name="Times New Roman" fo:language="en" fo:country="GB"/>
    </style:style>
    <style:style style:name="P128" style:parent-style-name="Corpsdetexte" style:family="paragraph">
      <style:paragraph-properties fo:text-align="justify"/>
    </style:style>
    <style:style style:name="T129" style:parent-style-name="Policepardéfaut" style:family="text">
      <style:text-properties style:font-name="Times New Roman" fo:language="en" fo:country="GB"/>
    </style:style>
    <style:style style:family="graphic" style:name="a1">
      <style:graphic-properties draw:fill="solid" draw:fill-color="#ffffff" draw:opacity="100%" draw:stroke="solid" svg:stroke-width="0.01042in" svg:stroke-color="#000000" svg:stroke-opacity="100%" draw:stroke-linejoin="miter" svg:stroke-linecap="butt" draw:shadow="visible" draw:shadow-offset-x="0in" draw:shadow-offset-y="0.02515in" draw:shadow-color="#000000" draw:shadow-opacity="35%"/>
    </style:style>
  </office:automatic-styles>
  <office:body>
    <office:text text:use-soft-page-breaks="true">
      <text:p text:style-name="P1">MANUSCRIPT TITLE</text:p>
      <text:list text:style-name="LFO1" text:continue-numbering="true">
        <text:list-item>
          <text:p text:style-name="P3">ODMAP Protocol –</text:p>
        </text:list-item>
      </text:list>
      <text:p text:style-name="P4">DATE</text:p>
      <text:p text:style-name="Normal"><text:span text:style-name="T5"><draw:custom-shape svg:x="0in" svg:y="0in" svg:width="6.3in" svg:height="0in" draw:id="id1" draw:style-name="a1" draw:name="Rectangle 1" text:anchor-type="as-char"><svg:title/><svg:desc/><draw:enhanced-geometry draw:type="non-primitive" svg:viewBox="0 0 21600 21600" draw:enhanced-path="M 0 0 L 21600 0 21600 21600 0 21600 Z N"/></draw:custom-shape></text:span><text:bookmark-start text:name="overview"/><text:bookmark-end text:name="overview"/></text:p>
      <text:soft-page-break/>
      <text:h text:style-name="P6" text:outline-level="2">Overview</text:h>
      <text:h text:style-name="P7" text:outline-level="4"><text:bookmark-start text:name="authorship"/><text:bookmark-end text:name="authorship"/>Authorship</text:h>
      <text:p text:style-name="P8"><text:bookmark-start text:name="model-objective"/><text:bookmark-end text:name="model-objective"/>Contact:<text:s/>hidden for peer review<text:s/>(@)<text:s/></text:p>
      <text:p text:style-name="Corpsdetexte"><text:span text:style-name="T9">Study link:<text:s/></text:span><text:span text:style-name="T10">[doi]</text:span></text:p>
      <text:h text:style-name="P11" text:outline-level="4">Model objective</text:h>
      <text:p text:style-name="P12"><text:bookmark-start text:name="focal-taxon"/><text:bookmark-end text:name="focal-taxon"/>Model objective: Mapping and transfer</text:p>
      <text:p text:style-name="P13">Target output: current and future maps of continuous<text:s/>habitat<text:s/>suitability values for<text:s/>[how many]<text:s/>species across<text:s/>[where]<text:s/>at<text:s/>[which]<text:s/>resolution</text:p>
      <text:h text:style-name="P14" text:outline-level="4">Focal Taxon</text:h>
      <text:p text:style-name="P15">Focal Taxon:<text:s/>[how many] species (list if reasonable number)</text:p>
      <text:h text:style-name="P16" text:outline-level="4"><text:bookmark-start text:name="location"/><text:bookmark-end text:name="location"/>Location</text:h>
      <text:p text:style-name="P17">Location:<text:s/>[country or region]</text:p>
      <text:h text:style-name="P18" text:outline-level="4"><text:bookmark-start text:name="scale-of-analysis"/><text:bookmark-end text:name="scale-of-analysis"/>Scale of Analysis</text:h>
      <text:p text:style-name="P19">Spatial extent:<text:s/>XXX, XXX, XXX<text:s/>(xmin, xmax, ymin, ymax)</text:p>
      <text:p text:style-name="P20">Spatial<text:s/>resolution:<text:s/>[which]</text:p>
      <text:p text:style-name="P21">Coordinate reference system:<text:s/>[code(s)]</text:p>
      <text:p text:style-name="Corpsdetexte"><text:span text:style-name="T22">Temporal extent:</text:span><text:span text:style-name="T23"><text:s/>[interval]</text:span><text:span text:style-name="T24"><text:s/>for the current period and<text:s/></text:span><text:span text:style-name="T25">future intervals (</text:span><text:span text:style-name="T26">[interval]</text:span><text:span text:style-name="T27">, and</text:span><text:span text:style-name="T28"><text:s/>[interval]</text:span><text:span text:style-name="T29">)</text:span></text:p>
      <text:p text:style-name="P30">Temporal resolution:<text:s/>[interval period length]</text:p>
      <text:p text:style-name="P31">Boundary:<text:s/>political,<text:s/>[country or region name]</text:p>
      <text:h text:style-name="P32" text:outline-level="4"><text:bookmark-start text:name="biodiversity-data"/><text:bookmark-end text:name="biodiversity-data"/>Biodiversity data</text:h>
      <text:p text:style-name="P33">Observation type:<text:s/>field collection</text:p>
      <text:p text:style-name="P34">Response data type:<text:s/>presence /<text:s/>[background<text:s/>or absence]<text:s/>points</text:p>
      <text:h text:style-name="P35" text:outline-level="4"><text:bookmark-start text:name="predictors"/><text:bookmark-end text:name="predictors"/>Predictors</text:h>
      <text:p text:style-name="P36">Predictor types:<text:s/>bioclimatic,<text:s/>edaphic, hydrologic, land use and cover, population, topographic, transportation, and vegetation<text:s/>[to be adjusted]</text:p>
      <text:h text:style-name="P37" text:outline-level="4"><text:bookmark-start text:name="hypotheses"/><text:bookmark-end text:name="hypotheses"/>Hypotheses</text:h>
      <text:p text:style-name="P38">Model assumptions: 1) candidate covariates potentially drive the distribution of the species and key covariates are included in the models, 2) The observed distributions of the species are in pseudo-equilibrium with the environment, 3) The entire realised niches of the species are encompassed by the modelling data, 4) The species maintain their niches across time; 5) The correlation structure between covariates does not change over time</text:p>
      <text:h text:style-name="P39" text:outline-level="4"><text:bookmark-start text:name="algorithms"/><text:bookmark-end text:name="algorithms"/><text:soft-page-break/>Algorithms</text:h>
      <text:p text:style-name="P40">Modelling techniques: five modelling algorithms were used – Generalized Linear Model (GLM), Generalized Additive Model (GAM), Maxnet (MAX), Random Forest (RF) and light Gradient Boosted Machine (GBM)</text:p>
      <text:p text:style-name="P41">Model complexity: hyperparameter grid search using N-SDM default settings.</text:p>
      <text:p text:style-name="Corpsdetexte"><text:span text:style-name="T42">Model averaging/ensemble modelling: Combination of the predictions from the individual modelling algorithms into unweighted [weighted based on<text:s/></text:span><text:span text:style-name="T43">metric</text:span><text:span text:style-name="T44"><text:s/>value] ensemble (average)</text:span></text:p>
      <text:h text:style-name="P45" text:outline-level="4"><text:bookmark-start text:name="workflow"/><text:bookmark-end text:name="workflow"/>Workflow</text:h>
      <text:p text:style-name="FirstParagraph"><text:span text:style-name="T46">Model workflow: See N-SDM workflow (</text:span><text:a xlink:href="https://github.com/antadde/N-SDM" office:target-frame-name="_top" xlink:show="replace"><text:span text:style-name="T47">https://github.com/antadde/N-SDM</text:span></text:a><text:span text:style-name="T48">) (Adde et al.,<text:s/></text:span><text:span text:style-name="T49">2023a)</text:span></text:p>
      <text:h text:style-name="P50" text:outline-level="4"><text:bookmark-start text:name="software"/><text:bookmark-end text:name="software"/>Software</text:h>
      <text:p text:style-name="P51">Software: N-SDM v2.0.0<text:s/>and R v4.3.2</text:p>
      <text:p text:style-name="P52">Code availability:<text:s/><text:a xlink:href="https://github.com/antadde/N-SDM" office:target-frame-name="_top" xlink:show="replace"><text:span text:style-name="T53">https://github.com/antadde/N-SDM</text:span></text:a><text:s/></text:p>
      <text:p text:style-name="P54">Data availability:<text:s/><text:bookmark-start text:name="data"/><text:bookmark-end text:name="data"/>N-SDM is available from the GitHub Repository, https://github.com/antadde/N-SDM, where complementary instructions for installation and example data are provided</text:p>
      <text:h text:style-name="P55" text:outline-level="2">Data</text:h>
      <text:h text:style-name="P56" text:outline-level="4"><text:bookmark-start text:name="biodiversity-data-1"/><text:bookmark-end text:name="biodiversity-data-1"/>Biodiversity data</text:h>
      <text:p text:style-name="FirstParagraph"><text:bookmark-start text:name="data-partitioning"/><text:bookmark-end text:name="data-partitioning"/><text:span text:style-name="T57">Taxon names:</text:span><text:span text:style-name="T58"><text:s/></text:span><text:span text:style-name="T59">[how many] species (list if reasonable number)</text:span></text:p>
      <text:p text:style-name="P60">Ecological level: species</text:p>
      <text:p text:style-name="P61">Data sources:<text:s/>[provide regional and global dataset<text:s/>references and<text:s/>DOIs]</text:p>
      <text:p text:style-name="P62">Sampling design:<text:s/>[information]</text:p>
      <text:p text:style-name="P63">Sample size:<text:s/>Only species with more than<text:s/>[n]<text:s/>occurrence records after spatial disaggregation were retained for modelling</text:p>
      <text:p text:style-name="P64">Cleaning:<text:s/>coordinate validation and spatial<text:s/>filtering [check and complement if relevant]</text:p>
      <text:p text:style-name="P65">Background data:<text:s/>For each species and occurrence set,<text:s/>[n]<text:s/>background points were<text:s/>[randomly]<text:s/>generated</text:p>
      <text:h text:style-name="P66" text:outline-level="4">Data partitioning</text:h>
      <text:p text:style-name="P67">Random split-sample<text:s/>[Spatially clustered cross-validation]<text:s/>approach repeated<text:s/>[n]<text:s/>times with 30% of the data kept for validation.</text:p>
      <text:h text:style-name="P68" text:outline-level="4">Predictor variables</text:h>
      <text:p text:style-name="FirstParagraph"><text:span text:style-name="T69">Predictor<text:s/></text:span><text:span text:style-name="T70">variables:</text:span><text:span text:style-name="T71"><text:s/></text:span><text:span text:style-name="T72">Suite of<text:s/></text:span><text:span text:style-name="T73">[n]</text:span><text:span text:style-name="T74"><text:s/>candidate covariates.</text:span></text:p>
      <text:p text:style-name="P75">Data sources:<text:s/>[References and DOIs]</text:p>
      <text:p text:style-name="P76">Spatial extent:<text:s/>XXX, XXX, XXX (xmin, xmax, ymin, ymax)</text:p>
      <text:soft-page-break/>
      <text:p text:style-name="P77">Spatial resolution: [which]</text:p>
      <text:p text:style-name="P78">Coordinate reference system: [code(s)]</text:p>
      <text:p text:style-name="Corpsdetexte"><text:bookmark-start text:name="transfer-data"/><text:bookmark-end text:name="transfer-data"/><text:span text:style-name="T79">Temporal extent: [interval]</text:span><text:span text:style-name="T80"><text:s/>for the current period and<text:s/></text:span><text:span text:style-name="T81">future intervals (</text:span><text:span text:style-name="T82">[interval]</text:span><text:span text:style-name="T83">, and</text:span><text:span text:style-name="T84"><text:s/>[interval]</text:span><text:span text:style-name="T85">)</text:span></text:p>
      <text:h text:style-name="P86" text:outline-level="4">Transfer data</text:h>
      <text:p text:style-name="FirstParagraph"><text:span text:style-name="T87">Data sources:</text:span><text:span text:style-name="T88"><text:s/></text:span><text:span text:style-name="T89">[References and DOIs]</text:span></text:p>
      <text:p text:style-name="P90">Spatial extent: XXX, XXX, XXX (xmin, xmax, ymin, ymax)</text:p>
      <text:p text:style-name="P91">Spatial resolution: [which]</text:p>
      <text:p text:style-name="Corpsdetexte"><text:span text:style-name="T92">Temporal extent: [interval]</text:span><text:span text:style-name="T93"><text:s/>for the current period and<text:s/></text:span><text:span text:style-name="T94">future intervals (</text:span><text:span text:style-name="T95">[interval]</text:span><text:span text:style-name="T96">, and</text:span><text:span text:style-name="T97"><text:s/>[interval]</text:span><text:span text:style-name="T98">)</text:span></text:p>
      <text:p text:style-name="P99">Scenarios:<text:s/>[information]</text:p>
      <text:h text:style-name="P100" text:outline-level="2"><text:bookmark-start text:name="model"/><text:bookmark-end text:name="model"/>Model</text:h>
      <text:h text:style-name="P101" text:outline-level="4"><text:bookmark-start text:name="multicollinearity"/><text:bookmark-end text:name="multicollinearity"/>Selected predictors</text:h>
      <text:p text:style-name="P102">Covariate selection: Automated covariate selection procedure included in the N-SDM workflow (Adde et al., 2023b)</text:p>
      <text:h text:style-name="P103" text:outline-level="4">Multicollinearity</text:h>
      <text:p text:style-name="P104">Multicollinearity: The covariate selection procedure included in N-SDM allows filtering for multicollinearity (Adde et al., 2023b)</text:p>
      <text:h text:style-name="P105" text:outline-level="4"><text:bookmark-start text:name="model-settings"/><text:bookmark-end text:name="model-settings"/>Model settings</text:h>
      <text:p text:style-name="P106">Hyperparameter settings were defined using N-SDM automatic grid search</text:p>
      <text:h text:style-name="P107" text:outline-level="4"><text:bookmark-start text:name="model-estimates"/><text:bookmark-end text:name="model-estimates"/>Model estimates</text:h>
      <text:p text:style-name="P108">Assessment of variable importance: variable importance was assessed with the N-SDM function nsdm.respcurve.</text:p>
      <text:h text:style-name="P109" text:outline-level="4"><text:bookmark-start text:name="analysis-and-correction-of-non-independe"/><text:bookmark-start text:name="threshold-selection"/><text:bookmark-end text:name="analysis-and-correction-of-non-independe"/><text:bookmark-end text:name="threshold-selection"/>Threshold selection</text:h>
      <text:p text:style-name="P110">Threshold selection: Maximum True Skill Statistic (maxTSS)</text:p>
      <text:h text:style-name="P111" text:outline-level="2"><text:bookmark-start text:name="assessment"/><text:bookmark-end text:name="assessment"/>Assessment</text:h>
      <text:h text:style-name="P112" text:outline-level="4"><text:bookmark-start text:name="performance-statistics"/><text:bookmark-end text:name="performance-statistics"/>Performance statistics</text:h>
      <text:p text:style-name="P113">Performance on training data:<text:s/>Model accuracy was evaluated using a<text:s/>[split sample<text:s/>/ spatially clustered cross validation]<text:s/>approach repeated<text:s/>[n]<text:s/>times with 30% of the data kept for validation. For each model, the best combination of hyperparameters was identified using the<text:s/>[metric].</text:p>
      <text:p text:style-name="P114">Performance on validation data: same as for training data</text:p>
      <text:h text:style-name="P115" text:outline-level="4"><text:bookmark-start text:name="plausibility-check"/><text:bookmark-end text:name="plausibility-check"/><text:soft-page-break/>Plausibility check</text:h>
      <text:p text:style-name="P116">Response shapes: Response curves (nsdm.respcurve function).</text:p>
      <text:h text:style-name="P117" text:outline-level="2"><text:bookmark-start text:name="prediction"/><text:bookmark-end text:name="prediction"/>Prediction</text:h>
      <text:h text:style-name="P118" text:outline-level="4"><text:bookmark-start text:name="prediction-output"/><text:bookmark-end text:name="prediction-output"/>Prediction output</text:h>
      <text:p text:style-name="P119">Prediction unit: Pixel-level habitat suitability values</text:p>
      <text:h text:style-name="P120" text:outline-level="4"><text:bookmark-start text:name="uncertainty-quantification"/><text:bookmark-end text:name="uncertainty-quantification"/>Uncertainty quantification</text:h>
      <text:p text:style-name="P121">Algorithmic uncertainty: Algorithmic uncertainty in predictions was measured by using the coefficient of variation.</text:p>
      <text:p text:style-name="P122"/>
      <text:p text:style-name="P123"/>
      <text:p text:style-name="P124"/>
      <text:p text:style-name="P125"/>
      <text:h text:style-name="P126" text:outline-level="2">References</text:h>
      <text:p text:style-name="P127">Adde, A., Rey, P.L., Brun, P., Külling, N., Fopp, F., Altermatt, F. et al. (2023a). N‐SDM: a high‐performance computing pipeline for Nested Species Distribution Modelling. Ecography, e06540.</text:p>
      <text:p text:style-name="P128"><text:span text:style-name="T129">Adde, A., Rey, P.-L., Fopp, F., Petitpierre, B., Schweiger, A.K., Broennimann, O. et al. (2023b). Too many candidates: Embedded covariate selection procedure for species distribution modelling with the covsel R package. Ecological Informatics, 10208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00%" fo:background-color="transparent" style:tab-stop-distance="0.5in">
        <style:background-fill draw:fill="solid"/>
      </style:paragraph-properties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Corpsdetexte" style:default-outline-level="1">
      <style:paragraph-properties fo:keep-with-next="always" fo:keep-together="always" fo:margin-top="0.3333in" fo:margin-bottom="0in"/>
      <style:text-properties style:font-name="Calibri" fo:font-weight="bold" style:font-weight-asian="bold" style:font-weight-complex="bold" fo:color="#345A8A" fo:font-size="16pt" style:font-size-asian="16pt" style:font-size-complex="16pt" fo:hyphenate="false"/>
    </style:style>
    <style:style style:name="Titre2" style:display-name="Titre 2" style:family="paragraph" style:parent-style-name="Normal" style:next-style-name="Corpsdetexte" style:default-outline-level="2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font-size="16pt" style:font-size-asian="16pt" style:font-size-complex="16pt" fo:hyphenate="false"/>
    </style:style>
    <style:style style:name="Titre3" style:display-name="Titre 3" style:family="paragraph" style:parent-style-name="Normal" style:next-style-name="Corpsdetexte" style:default-outline-level="3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font-size="14pt" style:font-size-asian="14pt" style:font-size-complex="14pt" fo:hyphenate="false"/>
    </style:style>
    <style:style style:name="Titre4" style:display-name="Titre 4" style:family="paragraph" style:parent-style-name="Normal" style:next-style-name="Corpsdetexte" style:default-outline-level="4">
      <style:paragraph-properties fo:keep-with-next="always" fo:keep-together="always" fo:margin-top="0.1388in" fo:margin-bottom="0in"/>
      <style:text-properties style:font-name="Calibri" fo:font-weight="bold" style:font-weight-asian="bold" style:font-weight-complex="bold" fo:color="#4F81BD" fo:hyphenate="false"/>
    </style:style>
    <style:style style:name="Titre5" style:display-name="Titre 5" style:family="paragraph" style:parent-style-name="Normal" style:next-style-name="Corpsdetexte" style:default-outline-level="5">
      <style:paragraph-properties fo:keep-with-next="always" fo:keep-together="always" fo:margin-top="0.1388in" fo:margin-bottom="0in"/>
      <style:text-properties style:font-name="Calibri" fo:font-style="italic" style:font-style-asian="italic" style:font-style-complex="italic" fo:color="#4F81BD" fo:hyphenate="false"/>
    </style:style>
    <style:style style:name="Titre6" style:display-name="Titre 6" style:family="paragraph" style:parent-style-name="Normal" style:next-style-name="Corpsdetexte" style:default-outline-level="6">
      <style:paragraph-properties fo:keep-with-next="always" fo:keep-together="always" fo:margin-top="0.1388in" fo:margin-bottom="0in"/>
      <style:text-properties style:font-name="Calibri" fo:color="#4F81B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2222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2222in"/>
      <style:text-properties style:font-name="Arial" style:font-name-complex="Arial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2222in"/>
      <style:text-properties style:font-name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Normal" style:display-name="Normal" style:family="paragraph">
      <style:text-properties style:font-name-asian="Arial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rial" style:font-name-asian="Arial" style:font-name-complex="Arial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size="17pt" style:font-size-asian="17pt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size="15pt" style:font-size-asian="15pt" style:font-size-complex="15pt"/>
    </style:style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itre5Car" style:display-name="Titre 5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itre7Car" style:display-name="Titre 7 Car" style:family="text" style:parent-style-name="Policepardéfau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TitreCar" style:display-name="Titre Car" style:family="text" style:parent-style-name="Policepardéfaut">
      <style:text-properties fo:font-size="24pt" style:font-size-asian="24pt" style:font-size-complex="24pt"/>
    </style:style>
    <style:style style:name="Sous-titreCar" style:display-name="Sous-titre Car" style:family="text" style:parent-style-name="Policepardéfaut">
      <style:text-properties fo:font-size="12pt" style:font-size-asian="12pt" style:font-size-complex="12pt"/>
    </style:style>
    <style:style style:name="Citation" style:display-name="Citation" style:family="paragraph" style:parent-style-name="Normal" style:next-style-name="Normal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CitationCar" style:display-name="Citation Car" style:family="text">
      <style:text-properties fo:font-style="italic" style:font-style-asian="italic"/>
    </style:style>
    <style:style style:name="Citationintense" style:display-name="Citation intense" style:family="paragraph" style:parent-style-name="Normal" style:next-style-name="Normal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  <style:background-fill draw:fill="solid" draw:fill-color="#F2F2F2"/>
      </style:paragraph-properties>
      <style:text-properties fo:font-style="italic" style:font-style-asian="italic" fo:hyphenate="false"/>
    </style:style>
    <style:style style:name="CitationintenseCar" style:display-name="Citation intense Car" style:family="text">
      <style:text-properties fo:font-style="italic" style:font-style-asian="italic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NotedebasdepageCar" style:display-name="Note de bas de page Car" style:family="text">
      <style:text-properties fo:font-size="9pt" style:font-size-asian="9pt"/>
    </style:style>
    <style:style style:name="Notedefin" style:display-name="Note de fin" style:family="paragraph" style:parent-style-name="Normal">
      <style:paragraph-properties fo:margin-bottom="0in"/>
      <style:text-properties fo:font-size="10pt" style:font-size-asian="10pt" fo:hyphenate="false"/>
    </style:style>
    <style:style style:name="NotedefinCar" style:display-name="Note de fin Car" style:family="text">
      <style:text-properties fo:font-size="10pt" style:font-size-asian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>
      <style:paragraph-properties fo:margin-bottom="0.0395in"/>
      <style:text-properties fo:hyphenate="false"/>
    </style:style>
    <style:style style:name="TM2" style:display-name="TM 2" style:family="paragraph" style:parent-style-name="Normal" style:next-style-name="Normal">
      <style:paragraph-properties fo:margin-bottom="0.0395in" fo:margin-left="0.1965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>
      <style:paragraph-properties fo:margin-bottom="0.0395in" fo:margin-left="0.3937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>
      <style:paragraph-properties fo:margin-bottom="0.0395in" fo:margin-left="0.5902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>
      <style:paragraph-properties fo:margin-bottom="0.0395in" fo:margin-left="0.7875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>
      <style:paragraph-properties fo:margin-bottom="0.0395in" fo:margin-left="0.984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>
      <style:paragraph-properties fo:margin-bottom="0.0395in" fo:margin-left="1.1812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>
      <style:paragraph-properties fo:margin-bottom="0.0395in" fo:margin-left="1.3777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>
      <style:paragraph-properties fo:margin-bottom="0.0395in" fo:margin-left="1.575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Corpsdetexte" style:display-name="Corps de texte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Corpsdetexte" style:next-style-name="Corpsdetexte">
      <style:text-properties fo:hyphenate="false"/>
    </style:style>
    <style:style style:name="Compact" style:display-name="Compact" style:family="paragraph" style:parent-style-name="Corpsdetexte">
      <style:paragraph-properties fo:margin-top="0.025in" fo:margin-bottom="0.025in"/>
      <style:text-properties fo:hyphenate="false"/>
    </style:style>
    <style:style style:name="Titre" style:display-name="Titre" style:family="paragraph" style:parent-style-name="Normal" style:next-style-name="Corpsdetexte">
      <style:paragraph-properties fo:keep-with-next="always" fo:keep-together="always" fo:text-align="center" fo:margin-top="0.3333in" fo:margin-bottom="0.1666in"/>
      <style:text-properties style:font-name="Calibri" fo:font-weight="bold" style:font-weight-asian="bold" style:font-weight-complex="bold" fo:color="#345A8A" fo:font-size="18pt" style:font-size-asian="18pt" style:font-size-complex="18pt" fo:hyphenate="false"/>
    </style:style>
    <style:style style:name="Sous-titre" style:display-name="Sous-titre" style:family="paragraph" style:parent-style-name="Titre" style:next-style-name="Corpsdetexte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Corpsdetexte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Corpsdetexte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Corpsdetexte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phie" style:display-name="Bibliographie" style:family="paragraph" style:parent-style-name="Normal">
      <style:text-properties fo:hyphenate="false"/>
    </style:style>
    <style:style style:name="Normalcentré" style:display-name="Normal centré" style:family="paragraph" style:parent-style-name="Corpsdetexte" style:next-style-name="Corpsdetexte">
      <style:paragraph-properties fo:margin-top="0.0694in" fo:margin-bottom="0.0694in"/>
      <style:text-properties style:font-name="Calibri" style:font-weight-complex="bold" fo:font-size="10pt" style:font-size-asian="10pt" style:font-size-complex="10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Légende" style:display-name="Légende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Légende">
      <style:paragraph-properties fo:keep-with-next="always"/>
      <style:text-properties fo:hyphenate="false"/>
    </style:style>
    <style:style style:name="ImageCaption" style:display-name="Image Caption" style:family="paragraph" style:parent-style-name="Légende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FigurewithCaption" style:display-name="Figure with Caption" style:family="paragraph" style:parent-style-name="Figure">
      <style:paragraph-properties fo:keep-with-next="always"/>
      <style:text-properties fo:hyphenate="false"/>
    </style:style>
    <style:style style:name="LégendeCar" style:display-name="Légende Car" style:family="text" style:parent-style-name="Policepardéfaut"/>
    <style:style style:name="VerbatimChar" style:display-name="Verbatim Char" style:family="text" style:parent-style-name="LégendeCar">
      <style:text-properties style:font-name="Consolas" fo:font-size="11pt" style:font-size-asian="11pt"/>
    </style:style>
    <style:style style:name="Appelnotedebasdep." style:display-name="Appel note de bas de p." style:family="text" style:parent-style-name="LégendeCar">
      <style:text-properties style:text-position="super 66.6%"/>
    </style:style>
    <style:style style:name="Lienhypertexte" style:display-name="Lien hypertexte" style:family="text" style:parent-style-name="LégendeCar">
      <style:text-properties fo:color="#4F81BD"/>
    </style:style>
    <style:style style:name="En-têtedetabledesmatières" style:display-name="En-tête de table des matières" style:family="paragraph" style:parent-style-name="Titre1" style:next-style-name="Corpsdetexte" style:default-outline-level="1">
      <style:paragraph-properties fo:margin-top="0.1666in" fo:line-height="105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fo:background-color="#F8F8F8">
        <style:background-fill draw:fill="solid" draw:fill-color="#F8F8F8"/>
      </style:paragraph-properties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DataTypeTok" style:display-name="DataTypeTok" style:family="text" style:parent-style-name="VerbatimChar">
      <style:text-properties style:font-name="Consolas" fo:color="#204A87" fo:font-size="11pt" style:font-size-asian="11pt" fo:background-color="#F8F8F8"/>
    </style:style>
    <style:style style:name="DecValTok" style:display-name="DecValTok" style:family="text" style:parent-style-name="VerbatimChar">
      <style:text-properties style:font-name="Consolas" fo:color="#0000CF" fo:font-size="11pt" style:font-size-asian="11pt" fo:background-color="#F8F8F8"/>
    </style:style>
    <style:style style:name="BaseNTok" style:display-name="BaseNTok" style:family="text" style:parent-style-name="VerbatimChar">
      <style:text-properties style:font-name="Consolas" fo:color="#0000CF" fo:font-size="11pt" style:font-size-asian="11pt" fo:background-color="#F8F8F8"/>
    </style:style>
    <style:style style:name="FloatTok" style:display-name="FloatTok" style:family="text" style:parent-style-name="VerbatimChar">
      <style:text-properties style:font-name="Consolas" fo:color="#0000CF" fo:font-size="11pt" style:font-size-asian="11pt" fo:background-color="#F8F8F8"/>
    </style:style>
    <style:style style:name="ConstantTok" style:display-name="ConstantTok" style:family="text" style:parent-style-name="VerbatimChar">
      <style:text-properties style:font-name="Consolas" fo:color="#000000" fo:font-size="11pt" style:font-size-asian="11pt" fo:background-color="#F8F8F8"/>
    </style:style>
    <style:style style:name="CharTok" style:display-name="CharTok" style:family="text" style:parent-style-name="VerbatimChar">
      <style:text-properties style:font-name="Consolas" fo:color="#4E9A06" fo:font-size="11pt" style:font-size-asian="11pt" fo:background-color="#F8F8F8"/>
    </style:style>
    <style:style style:name="SpecialCharTok" style:display-name="SpecialCharTok" style:family="text" style:parent-style-name="VerbatimChar">
      <style:text-properties style:font-name="Consolas" fo:color="#000000" fo:font-size="11pt" style:font-size-asian="11pt" fo:background-color="#F8F8F8"/>
    </style:style>
    <style:style style:name="StringTok" style:display-name="StringTok" style:family="text" style:parent-style-name="VerbatimChar">
      <style:text-properties style:font-name="Consolas" fo:color="#4E9A06" fo:font-size="11pt" style:font-size-asian="11pt" fo:background-color="#F8F8F8"/>
    </style:style>
    <style:style style:name="VerbatimStringTok" style:display-name="VerbatimStringTok" style:family="text" style:parent-style-name="VerbatimChar">
      <style:text-properties style:font-name="Consolas" fo:color="#4E9A06" fo:font-size="11pt" style:font-size-asian="11pt" fo:background-color="#F8F8F8"/>
    </style:style>
    <style:style style:name="SpecialStringTok" style:display-name="SpecialStringTok" style:family="text" style:parent-style-name="VerbatimChar">
      <style:text-properties style:font-name="Consolas" fo:color="#4E9A06" fo:font-size="11pt" style:font-size-asian="11pt" fo:background-color="#F8F8F8"/>
    </style:style>
    <style:style style:name="ImportTok" style:display-name="ImportTok" style:family="text" style:parent-style-name="VerbatimChar">
      <style:text-properties style:font-name="Consolas" fo:font-size="11pt" style:font-size-asian="11pt" fo:background-color="#F8F8F8"/>
    </style:style>
    <style:style style:name="CommentTok" style:display-name="Comment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DocumentationTok" style:display-name="Documen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OtherTok" style:display-name="OtherTok" style:family="text" style:parent-style-name="VerbatimChar">
      <style:text-properties style:font-name="Consolas" fo:color="#8F5902" fo:font-size="11pt" style:font-size-asian="11pt" fo:background-color="#F8F8F8"/>
    </style:style>
    <style:style style:name="FunctionTok" style:display-name="FunctionTok" style:family="text" style:parent-style-name="VerbatimChar">
      <style:text-properties style:font-name="Consolas" fo:color="#000000" fo:font-size="11pt" style:font-size-asian="11pt" fo:background-color="#F8F8F8"/>
    </style:style>
    <style:style style:name="VariableTok" style:display-name="VariableTok" style:family="text" style:parent-style-name="VerbatimChar">
      <style:text-properties style:font-name="Consolas" fo:color="#000000" fo:font-size="11pt" style:font-size-asian="11pt" fo:background-color="#F8F8F8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204A87" fo:font-size="11pt" style:font-size-asian="11pt" fo:background-color="#F8F8F8"/>
    </style:style>
    <style:style style:name="OperatorTok" style:display-name="OperatorTok" style:family="text" style:parent-style-name="VerbatimChar">
      <style:text-properties style:font-name="Consolas" fo:font-weight="bold" style:font-weight-asian="bold" fo:color="#CE5C00" fo:font-size="11pt" style:font-size-asian="11pt" fo:background-color="#F8F8F8"/>
    </style:style>
    <style:style style:name="BuiltInTok" style:display-name="BuiltInTok" style:family="text" style:parent-style-name="VerbatimChar">
      <style:text-properties style:font-name="Consolas" fo:font-size="11pt" style:font-size-asian="11pt" fo:background-color="#F8F8F8"/>
    </style:style>
    <style:style style:name="ExtensionTok" style:display-name="ExtensionTok" style:family="text" style:parent-style-name="VerbatimChar">
      <style:text-properties style:font-name="Consolas" fo:font-size="11pt" style:font-size-asian="11pt" fo:background-color="#F8F8F8"/>
    </style:style>
    <style:style style:name="PreprocessorTok" style:display-name="PreprocessorTok" style:family="text" style:parent-style-name="VerbatimChar">
      <style:text-properties style:font-name="Consolas" fo:font-style="italic" style:font-style-asian="italic" fo:color="#8F5902" fo:font-size="11pt" style:font-size-asian="11pt" fo:background-color="#F8F8F8"/>
    </style:style>
    <style:style style:name="AttributeTok" style:display-name="AttributeTok" style:family="text" style:parent-style-name="VerbatimChar">
      <style:text-properties style:font-name="Consolas" fo:color="#C4A000" fo:font-size="11pt" style:font-size-asian="11pt" fo:background-color="#F8F8F8"/>
    </style:style>
    <style:style style:name="RegionMarkerTok" style:display-name="RegionMarkerTok" style:family="text" style:parent-style-name="VerbatimChar">
      <style:text-properties style:font-name="Consolas" fo:font-size="11pt" style:font-size-asian="11pt" fo:background-color="#F8F8F8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8F5902" fo:font-size="11pt" style:font-size-asian="11pt" fo:background-color="#F8F8F8"/>
    </style:style>
    <style:style style:name="AlertTok" style:display-name="AlertTok" style:family="text" style:parent-style-name="VerbatimChar">
      <style:text-properties style:font-name="Consolas" fo:color="#EF2929" fo:font-size="11pt" style:font-size-asian="11pt" fo:background-color="#F8F8F8"/>
    </style:style>
    <style:style style:name="ErrorTok" style:display-name="ErrorTok" style:family="text" style:parent-style-name="VerbatimChar">
      <style:text-properties style:font-name="Consolas" fo:font-weight="bold" style:font-weight-asian="bold" fo:color="#A40000" fo:font-size="11pt" style:font-size-asian="11pt" fo:background-color="#F8F8F8"/>
    </style:style>
    <style:style style:name="NormalTok" style:display-name="NormalTok" style:family="text" style:parent-style-name="VerbatimChar">
      <style:text-properties style:font-name="Consolas" fo:font-size="11pt" style:font-size-asian="11pt" fo:background-color="#F8F8F8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language="fr" fo:country="CH" style:language-asian="fr" style:country-asian="FR" fo:hyphenate="false"/>
    </style:style>
    <style:style style:name="Mentionnonrésolue1" style:display-name="Mention non résolue1" style:family="text" style:parent-style-name="Policepardéfaut">
      <style:text-properties fo:color="#605E5C" fo:background-color="#E1DFDD"/>
    </style:style>
    <style:style style:name="reference" style:display-name="reference" style:family="text" style:parent-style-name="Policepardéfaut"/>
    <style:style style:name="Révision" style:display-name="Révision" style:family="paragraph">
      <style:paragraph-properties fo:margin-bottom="0in"/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Numérodepage" style:display-name="Numéro de page" style:family="text" style:parent-style-name="Policepardéfaut"/>
    <style:style style:name="docdata" style:display-name="docdata" style:family="paragraph" style:parent-style-name="Normal">
      <style:paragraph-properties fo:margin-top="0.0694in" fo:margin-bottom="0.0694in"/>
      <style:text-properties style:font-name="Times New Roman" style:font-name-asian="Times New Roman" fo:hyphenate="false"/>
    </style:style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Arial" style:font-name-complex="Segoe UI" fo:font-size="9pt" style:font-size-asian="9pt" style:font-size-complex="9pt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rial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805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Zone de texte 1" text:anchor-type="paragraph" svg:x="0in" svg:y="0.0006in" svg:width="0in" svg:height="0in" style:rel-width="scale" style:rel-height="scale"><draw:text-box><text:p text:style-name="Pieddepage"><text:span text:style-name="Numérodepage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istribution modelling of a conspicuous “Gondwanian” soil protist reveals dispersal limitation and predicts major range contraction in response to climate warming</dc:title>
    <meta:initial-creator>Estelle P. Bruni</meta:initial-creator>
    <dc:creator>Adde, Antoine</dc:creator>
    <meta:creation-date>2025-10-02T10:10:00Z</meta:creation-date>
    <dc:date>2025-10-08T13:36:00Z</dc:date>
    <meta:template xlink:href="Normal.dotm" xlink:type="simple"/>
    <meta:editing-cycles>4</meta:editing-cycles>
    <meta:editing-duration>PT0S</meta:editing-duration>
    <meta:document-statistic meta:page-count="6" meta:paragraph-count="10" meta:word-count="805" meta:character-count="5389" meta:row-count="38" meta:non-whitespace-character-count="4594"/>
  </office:meta>
</office:document-meta>
</file>